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8"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19"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inSlider.onValueChanged.AddListener(delegate {ValueChangeCheck(); }); - need to research a bit</text:p>
      <text:p text:style-name="Standard"/>
      <text:p text:style-name="Standard">Toggles for bike found misleading as would think that user clicks on them need to seperate them somehouse or change to an indicator maybe a traffic light – could just use the background element on the toggle delete toggle itself and change its colour</text:p>
      <text:p text:style-name="Standard">Could have on event setup screen in dividual bars so can see current output visually and the numbers and then the person doing set up can just use that and chose what to type in</text:p>
      <text:p text:style-name="Standard">change it so you have choice for setting default, either you use player prefs – and provide a save option, or you type in a number per bike, or you cycle in a number</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maybe put a texture on the event setup screen of a camera showing the bikerig I made</text:p>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text:soft-page-break/>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text:soft-page-break/>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text:soft-page-break/>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8">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text:soft-page-break/></text:p>
      <text:p text:style-name="P3">this would refactor my playersetting static instances nicely</text:p>
      <text:p text:style-name="P3"/>
      <text:p text:style-name="P6"><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6"><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line-break/>}</text:span></text:p>
      <text:p text:style-name="Standard"/>
      <text:p text:style-name="Standard"><text:soft-page-break/></text:p>
      <text:p text:style-name="P15"><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7">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Standard"/>
      <text:p text:style-name="Standard"/>
      <text:p text:style-name="Standard">+i HAVE A lot under the gamemanager it would be worth looking in the other games to see if they do</text:p>
      <text:p text:style-name="Standard"><text:soft-page-break/>would it be better rather than making four static classes in code instead just making 4 identical scripts avoiding the problem, - it would be nice to learn how to do it so have more flexible code.</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43</meta:editing-cycles>
    <meta:creation-date>2018-10-19T14:39:00</meta:creation-date>
    <dc:date>2018-11-18T12:32:19.26</dc:date>
    <meta:editing-duration>PT4H20M5S</meta:editing-duration>
    <meta:generator>OpenOffice/4.1.5$Win32 OpenOffice.org_project/415m1$Build-9789</meta:generator>
    <meta:document-statistic meta:table-count="0" meta:image-count="0" meta:object-count="0" meta:page-count="9" meta:paragraph-count="119" meta:word-count="1924" meta:character-count="1087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